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0.599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5"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9" style:family="table-cell" style:parent-style-name="Default">
      <style:table-cell-properties fo:background-color="#dedce6"/>
      <style:text-properties style:font-name="Gentium Book Plus" fo:font-size="12pt" style:font-size-asian="12pt" style:font-size-complex="12pt"/>
    </style:style>
    <style:style style:name="ce11" style:family="table-cell" style:parent-style-name="Default">
      <style:table-cell-properties fo:background-color="#dde8cb"/>
      <style:text-properties style:font-name="Gentium Book Plus" fo:font-size="12pt" style:font-size-asian="12pt" style:font-size-complex="12pt"/>
    </style:style>
    <style:style style:name="ce17" style:family="table-cell" style:parent-style-name="Default">
      <style:table-cell-properties fo:background-color="#ffd8ce"/>
      <style:text-properties style:font-name="Gentium Book Plus" fo:font-size="12pt" style:font-size-asian="12pt" style:font-size-complex="12pt"/>
    </style:style>
    <style:style style:name="ce18" style:family="table-cell" style:parent-style-name="Default">
      <style:table-cell-properties fo:background-color="#e0c2cd"/>
      <style:text-properties style:font-name="Gentium Book Plus" fo:font-size="12pt" style:font-size-asian="12pt" style:font-size-complex="12pt"/>
    </style:style>
    <style:style style:name="ce23"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10" style:family="table-cell" style:parent-style-name="Default">
      <style:table-cell-properties fo:background-color="#ffd7d7"/>
      <style:text-properties style:font-name="Gentium Book Plus" fo:font-size="12pt" style:font-size-asian="12pt" style:font-size-complex="12pt"/>
    </style:style>
    <style:style style:name="ce7" style:family="table-cell" style:parent-style-name="Default">
      <style:table-cell-properties fo:background-color="#ffffd7"/>
      <style:text-properties style:font-name="Gentium Book Plus" fo:font-size="12pt" style:font-size-asian="12pt" style:font-size-complex="12pt"/>
    </style:style>
    <style:style style:name="ce8" style:family="table-cell" style:parent-style-name="Default">
      <style:table-cell-properties fo:background-color="#dee6ef"/>
      <style:text-properties style:font-name="Gentium Book Plus" fo:font-size="12pt" style:font-size-asian="12pt" style:font-size-complex="12pt"/>
    </style:style>
    <style:style style:name="ce12" style:family="table-cell" style:parent-style-name="Default">
      <style:table-cell-properties fo:background-color="#ffdbb6"/>
      <style:text-properties style:font-name="Gentium Book Plus" fo:font-size="12pt" style:font-size-asian="12pt" style:font-size-complex="12pt"/>
    </style:style>
    <style:style style:name="ce13" style:family="table-cell" style:parent-style-name="Default">
      <style:table-cell-properties fo:background-color="#dee7e5"/>
      <style:text-properties style:font-name="Gentium Book Plus" fo:font-size="12pt" style:font-size-asian="12pt" style:font-size-complex="12pt"/>
    </style:style>
    <style:style style:name="ce2" style:family="table-cell" style:parent-style-name="Default">
      <style:text-properties style:font-name="Gentium Book Plus" fo:font-size="12pt" style:font-size-asian="12pt" style:font-size-complex="12pt"/>
    </style:style>
    <style:style style:name="ce3" style:family="table-cell" style:parent-style-name="Default">
      <style:text-properties style:font-name="Gentium Book Plus" fo:font-size="12pt" fo:font-style="italic" style:font-size-asian="12pt" style:font-style-asian="italic" style:font-size-complex="12pt" style:font-style-complex="italic"/>
    </style:style>
    <style:style style:name="ce30"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29"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3"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number-columns-repeated="7" table:default-cell-style-name="ce2"/>
        <table:table-column table:style-name="co3" table:number-columns-repeated="1014" table:default-cell-style-name="Default"/>
        <table:table-row table:style-name="ro1">
          <table:table-cell table:style-name="ce4" office:value-type="string" calcext:value-type="string">
            <text:p>coprosize v1.0.0-alpha.6 Copyright © 2022 Piotr Bajdek</text:p>
          </table:table-cell>
          <table:table-cell table:style-name="ce4" table:number-columns-repeated="6"/>
          <table:table-cell table:style-name="ce9"/>
          <table:table-cell table:number-columns-repeated="1014"/>
        </table:table-row>
        <table:table-row table:style-name="ro1">
          <table:table-cell table:style-name="ce4" office:value-type="string" calcext:value-type="string">
            <text:p>Supplement 2. Scat diameters and body masses</text:p>
          </table:table-cell>
          <table:table-cell table:style-name="ce4" table:number-columns-repeated="6"/>
          <table:table-cell table:style-name="ce9"/>
          <table:table-cell table:number-columns-repeated="1014"/>
        </table:table-row>
        <table:table-row table:style-name="ro1">
          <table:table-cell table:style-name="ce4" office:value-type="string" calcext:value-type="string">
            <text:p>Bajdek, P., 2022. coprosize (version 1.0.0-alpha.6). [computer software] https://github.com/piotrbajdek/coprosize</text:p>
          </table:table-cell>
          <table:table-cell table:style-name="ce4" table:number-columns-repeated="6"/>
          <table:table-cell table:style-name="ce9"/>
          <table:table-cell table:number-columns-repeated="1014"/>
        </table:table-row>
        <table:table-row table:style-name="ro1">
          <table:table-cell table:style-name="ce5" table:number-columns-repeated="7"/>
          <table:table-cell table:number-columns-repeated="1015"/>
        </table:table-row>
        <table:table-row table:style-name="ro1">
          <table:table-cell table:style-name="ce4" office:value-type="string" calcext:value-type="string">
            <text:p>Taxonomy</text:p>
          </table:table-cell>
          <table:table-cell table:style-name="ce4" office:value-type="string" calcext:value-type="string">
            <text:p>Species</text:p>
          </table:table-cell>
          <table:table-cell table:style-name="ce4" office:value-type="string" calcext:value-type="string">
            <text:p>Primary diet</text:p>
          </table:table-cell>
          <table:table-cell table:style-name="ce4" office:value-type="string" calcext:value-type="string">
            <text:p>Mean scat diameter (mm)</text:p>
          </table:table-cell>
          <table:table-cell table:style-name="ce4" office:value-type="string" calcext:value-type="string">
            <text:p>Mean adult body mass (kg)</text:p>
          </table:table-cell>
          <table:table-cell table:style-name="ce4" office:value-type="string" calcext:value-type="string">
            <text:p>Reference (scat diameter)</text:p>
          </table:table-cell>
          <table:table-cell table:style-name="ce4" office:value-type="string" calcext:value-type="string">
            <text:p>Reference (body mass)</text:p>
          </table:table-cell>
          <table:table-cell table:style-name="ce4" office:value-type="string" calcext:value-type="string">
            <text:p>Remarks</text:p>
          </table:table-cell>
          <table:table-cell table:number-columns-repeated="1014"/>
        </table:table-row>
        <table:table-row table:style-name="ro1">
          <table:table-cell table:style-name="ce9" office:value-type="string" calcext:value-type="string">
            <text:p>Amniota, Mammalia, Marsupialia, Didelphimorphia</text:p>
          </table:table-cell>
          <table:table-cell table:style-name="ce3" office:value-type="string" calcext:value-type="string">
            <text:p>Didelphis marsupialis</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richosurus vulpecula</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Petrogale lateralis</text:p>
          </table:table-cell>
          <table:table-cell table:style-name="ce11"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richosurus johnstonii</text:p>
          </table:table-cell>
          <table:table-cell table:style-name="ce11"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Phascolarctos cinereus</text:p>
          </table:table-cell>
          <table:table-cell table:style-name="ce11"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hylogale stigmatica</text:p>
          </table:table-cell>
          <table:table-cell table:style-name="ce11"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Dendrolagus lumholtzi</text:p>
          </table:table-cell>
          <table:table-cell table:style-name="ce11"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Vombatus ursinus</text:p>
          </table:table-cell>
          <table:table-cell table:style-name="ce11"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2" table:number-columns-repeated="1014"/>
        </table:table-row>
        <table:table-row table:style-name="ro1">
          <table:table-cell table:style-name="ce11" office:value-type="string" calcext:value-type="string">
            <text:p>Amniota, Mammalia, Monotremata</text:p>
          </table:table-cell>
          <table:table-cell table:style-name="ce3" office:value-type="string" calcext:value-type="string">
            <text:p>Tachyglossus aculeatu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Procavia capensi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Heterohyrax brucei</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Dendrohyrax arboreus</text:p>
          </table:table-cell>
          <table:table-cell table:style-name="ce11"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17"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11"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17"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11"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Vulpes chama</text:p>
          </table:table-cell>
          <table:table-cell table:style-name="ce10"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erdocyon thou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Otocyon megaloti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lupus</text:p>
          </table:table-cell>
          <table:table-cell table:style-name="ce10"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Lycaon pictus</text:p>
          </table:table-cell>
          <table:table-cell table:style-name="ce10"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Urocyon cinereoargenteus</text:p>
          </table:table-cell>
          <table:table-cell table:style-name="ce9"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Lupulella adusta</text:p>
          </table:table-cell>
          <table:table-cell table:style-name="ce9"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mesomelas</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0" office:value-type="string" calcext:value-type="string">
            <text:p><text:span text:style-name="T2">Vulpes vulpes</text:span></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latrans</text:p>
          </table:table-cell>
          <table:table-cell table:style-name="ce9"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Felis nigripes</text:p>
          </table:table-cell>
          <table:table-cell table:style-name="ce10"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opardus tigrinus</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29" office:value-type="string" calcext:value-type="string">
            <text:p><text:span text:style-name="T2">Felis silvestris</text:span></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opardus pardalis</text:p>
          </table:table-cell>
          <table:table-cell table:style-name="ce10"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Caracal caracal</text:p>
          </table:table-cell>
          <table:table-cell table:style-name="ce10"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ptailurus serval</text:p>
          </table:table-cell>
          <table:table-cell table:style-name="ce10"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anthera onca</text:p>
          </table:table-cell>
          <table:table-cell table:style-name="ce10"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uma concolor</text:p>
          </table:table-cell>
          <table:table-cell table:style-name="ce10"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anthera leo</text:p>
          </table:table-cell>
          <table:table-cell table:style-name="ce10"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Cynictis penicillata</text:p>
          </table:table-cell>
          <table:table-cell table:style-name="ce10"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Helogale parvula</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Suricata suricatta</text:p>
          </table:table-cell>
          <table:table-cell table:style-name="ce10"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Galerella pulverulenta</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Mungos mungo</text:p>
          </table:table-cell>
          <table:table-cell table:style-name="ce9"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Ichneumia albicauda</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Galerella sanguinea</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Atilax paludinosus</text:p>
          </table:table-cell>
          <table:table-cell table:style-name="ce9"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Herpestes ichneumon</text:p>
          </table:table-cell>
          <table:table-cell table:style-name="ce9"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yaenidae</text:p>
          </table:table-cell>
          <table:table-cell table:style-name="ce3" office:value-type="string" calcext:value-type="string">
            <text:p>Proteles cristata</text:p>
          </table:table-cell>
          <table:table-cell table:style-name="ce10"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nivalis</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erminea</text:p>
          </table:table-cell>
          <table:table-cell table:style-name="ce10"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frenata</text:p>
          </table:table-cell>
          <table:table-cell table:style-name="ce10"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ustela putorius</text:span></text:p>
          </table:table-cell>
          <table:table-cell table:style-name="ce10"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Taxidea taxus</text:p>
          </table:table-cell>
          <table:table-cell table:style-name="ce10"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Aonyx capensis</text:p>
          </table:table-cell>
          <table:table-cell table:style-name="ce10"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Enhydra lutris</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Spilogale putoriu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artes martes</text:span></text:p>
          </table:table-cell>
          <table:table-cell table:style-name="ce9"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artes foina</text:span></text:p>
          </table:table-cell>
          <table:table-cell table:style-name="ce9"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ephitis mephitis</text:p>
          </table:table-cell>
          <table:table-cell table:style-name="ce9"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artes pennanti</text:p>
          </table:table-cell>
          <table:table-cell table:style-name="ce9"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eles meles</text:span></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ellivora capensis</text:p>
          </table:table-cell>
          <table:table-cell table:style-name="ce9"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Procyonidae</text:p>
          </table:table-cell>
          <table:table-cell table:style-name="ce3" office:value-type="string" calcext:value-type="string">
            <text:p>Procyon lotor</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mericanus</text:p>
          </table:table-cell>
          <table:table-cell table:style-name="ce9"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rctos horribilis</text:p>
          </table:table-cell>
          <table:table-cell table:style-name="ce9"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rctos horribilis</text:p>
          </table:table-cell>
          <table:table-cell table:style-name="ce9"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Viverridae</text:p>
          </table:table-cell>
          <table:table-cell table:style-name="ce3" office:value-type="string" calcext:value-type="string">
            <text:p>Genetta tigrina</text:p>
          </table:table-cell>
          <table:table-cell table:style-name="ce9"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Sorex articus</text:p>
          </table:table-cell>
          <table:table-cell table:style-name="ce10"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Cryptotis parva</text:p>
          </table:table-cell>
          <table:table-cell table:style-name="ce10"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Blarina brevicauda</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Erinaceus europaeus</text:p>
          </table:table-cell>
          <table:table-cell table:style-name="ce10"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Oryctolagus cuniculu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capensis</text:p>
          </table:table-cell>
          <table:table-cell table:style-name="ce11"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icrotus arvalis</text:p>
          </table:table-cell>
          <table:table-cell table:style-name="ce11"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Kerodon rupestris</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0.95" calcext:value-type="float">
            <text:p>0.95</text:p>
          </table:table-cell>
          <table:table-cell office:value-type="string" calcext:value-type="string">
            <text:p>Chame, M. 2003. Terrestrial mammal feces: a morphometric summary and description. 98 (Suppl. I): 71–94.</text:p>
          </table:table-cell>
          <table:table-cell office:value-type="string" calcext:value-type="string">
            <text:p>White, A. 2009. "Kerodon rupestris" (On-line), Animal Diversity Web. Accessed June 11, 2022 at <text:a xlink:href="https://animaldiversity.org/accounts/Kerodon_rupestris/" xlink:type="simple">https://animaldiversity.org/accounts/Kerodon_rupest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Ondatra zibethicus</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1.1358" calcext:value-type="float">
            <text:p>1.1358</text:p>
          </table:table-cell>
          <table:table-cell office:value-type="string" calcext:value-type="string">
            <text:p>Chame, M. 2003. Terrestrial mammal feces: a morphometric summary and description. 98 (Suppl. I): 71–94.</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vulgaris</text:p>
          </table:table-cell>
          <table:table-cell table:style-name="ce11"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yocastor coypu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Castor fiber</text:p>
          </table:table-cell>
          <table:table-cell table:style-name="ce11"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us musculus</text:p>
          </table:table-cell>
          <table:table-cell table:style-name="ce9"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Rattus rattus</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Rattus norvegicu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0.4" calcext:value-type="float">
            <text:p>0.4</text:p>
          </table:table-cell>
          <table:table-cell office:value-type="string" calcext:value-type="string">
            <text:p>Chame, M. 2003. Terrestrial mammal feces: a morphometric summary and description. 98 (Suppl. I): 71–94.</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Alouatta caraya</text:p>
          </table:table-cell>
          <table:table-cell table:style-name="ce11"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Sapajus libidinosus</text:p>
          </table:table-cell>
          <table:table-cell table:style-name="ce9"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Homo sapiens</text:p>
          </table:table-cell>
          <table:table-cell table:style-name="ce9"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Madoqua kirkii</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23" office:value-type="string" calcext:value-type="string">
            <text:p>Amniota, Mammalia, Placentalia, Ungulata, Artiodactyla</text:p>
          </table:table-cell>
          <table:table-cell table:style-name="ce3" office:value-type="string" calcext:value-type="string">
            <text:p>Dama dama</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Cervus elaphus</text:p>
          </table:table-cell>
          <table:table-cell table:style-name="ce11"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Alces alces</text:p>
          </table:table-cell>
          <table:table-cell table:style-name="ce11"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Giraffa camelopardalis</text:p>
          </table:table-cell>
          <table:table-cell table:style-name="ce11"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Potamochoerus porcus</text:p>
          </table:table-cell>
          <table:table-cell table:style-name="ce9"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Phacochoerus aethiopicus</text:p>
          </table:table-cell>
          <table:table-cell table:style-name="ce9"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Perissodactyla</text:p>
          </table:table-cell>
          <table:table-cell table:style-name="ce3" office:value-type="string" calcext:value-type="string">
            <text:p>Equus burchellii</text:p>
          </table:table-cell>
          <table:table-cell table:style-name="ce11"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10" office:value-type="string" calcext:value-type="string">
            <text:p>Amniota, Mammalia, Placentalia, Xenarthra</text:p>
          </table:table-cell>
          <table:table-cell table:style-name="ce3" office:value-type="string" calcext:value-type="string">
            <text:p>Dasypus novemcinctus</text:p>
          </table:table-cell>
          <table:table-cell table:style-name="ce10"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10" office:value-type="string" calcext:value-type="string">
            <text:p>Amniota, Mammalia, Placentalia, Xenarthra</text:p>
          </table:table-cell>
          <table:table-cell table:style-name="ce3" office:value-type="string" calcext:value-type="string">
            <text:p>Tamandua tetradactyla</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Sayornis nigricans</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ctitis macularius</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Leuconotopicus villosus</text:p>
          </table:table-cell>
          <table:table-cell table:style-name="ce10"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etrochelidon pyrrhonota</text:p>
          </table:table-cell>
          <table:table-cell table:style-name="ce10"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rvus corax</text:p>
          </table:table-cell>
          <table:table-cell table:style-name="ce10"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moreletii</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aleosuchus palpebrosus</text:p>
          </table:table-cell>
          <table:table-cell table:style-name="ce10"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3">The body mass is taken from a similarly sized individual of </text:span><text:span text:style-name="T4">Paleosuchus trigonatus</text:span><text:span text:style-name="T5">.</text:span></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rhombifer</text:p>
          </table:table-cell>
          <table:table-cell table:style-name="ce10"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cataphractus</text:p>
          </table:table-cell>
          <table:table-cell table:style-name="ce10"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allipepla californica</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endragapus obscurus</text:p>
          </table:table-cell>
          <table:table-cell table:style-name="ce11"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ntigone canadensis</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Branta canadensi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ygnus olor</text:p>
          </table:table-cell>
          <table:table-cell table:style-name="ce11"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ipilo maculat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asser domesticus</text:p>
          </table:table-cell>
          <table:table-cell table:style-name="ce9"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laptes aurat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Turdus migratori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linus virginian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nas platyrhyncho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Geococcyx californianus</text:p>
          </table:table-cell>
          <table:table-cell table:style-name="ce9"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Bonasa umbellus</text:p>
          </table:table-cell>
          <table:table-cell table:style-name="ce9"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rvus brachyrhynchos</text:p>
          </table:table-cell>
          <table:table-cell table:style-name="ce9"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ryocopus pileatus</text:p>
          </table:table-cell>
          <table:table-cell table:style-name="ce9"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hasianus colchicus</text:p>
          </table:table-cell>
          <table:table-cell table:style-name="ce9"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office:value-type="string" calcext:value-type="string">
            <text:p><text:span text:style-name="T1">Meleagris gallopavo</text:span> wild male</text:p>
          </table:table-cell>
          <table:table-cell table:style-name="ce9"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romaius novaehollandiae</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Sceloporus occidentalis</text:p>
          </table:table-cell>
          <table:table-cell table:style-name="ce10"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hrynosoma cornutum</text:p>
          </table:table-cell>
          <table:table-cell table:style-name="ce10"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Crotalus atrox</text:p>
          </table:table-cell>
          <table:table-cell table:style-name="ce10"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ituophis catenifer</text:p>
          </table:table-cell>
          <table:table-cell table:style-name="ce10"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Vipera berus</text:p>
          </table:table-cell>
          <table:table-cell table:style-name="ce10"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ython regius</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Ophiophagus hannah</text:p>
          </table:table-cell>
          <table:table-cell table:style-name="ce10"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ydra serpentina</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ydra serpentina</text:p>
          </table:table-cell>
          <table:table-cell table:style-name="ce10"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Gopherus agassizii</text:p>
          </table:table-cell>
          <table:table-cell table:style-name="ce11"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rysemys picta</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onia mydas</text:p>
          </table:table-cell>
          <table:table-cell table:style-name="ce9"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Testudo hermanni</text:p>
          </table:table-cell>
          <table:table-cell table:style-name="ce9"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Anura</text:p>
          </table:table-cell>
          <table:table-cell table:style-name="ce3" office:value-type="string" calcext:value-type="string">
            <text:p>Anaxyrus woodhousii</text:p>
          </table:table-cell>
          <table:table-cell table:style-name="ce10"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Anura</text:p>
          </table:table-cell>
          <table:table-cell table:style-name="ce3" office:value-type="string" calcext:value-type="string">
            <text:p>Anaxyrus boreas</text:p>
          </table:table-cell>
          <table:table-cell table:style-name="ce10"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Notophthalmus viridescens</text:p>
          </table:table-cell>
          <table:table-cell table:style-name="ce10"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Ambystoma tigrinum</text:p>
          </table:table-cell>
          <table:table-cell table:style-name="ce10"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Ambystoma maculatum</text:p>
          </table:table-cell>
          <table:table-cell table:style-name="ce10"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432">
          <table:table-cell table:number-columns-repeated="1022"/>
        </table:table-row>
        <table:table-row table:style-name="ro2" table:number-rows-repeated="3">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40">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2-06-20T00:32:05.261331624</dc:date>
    <dc:creator>Piotr Bajdek</dc:creator>
    <meta:editing-duration>P1DT13H24M44S</meta:editing-duration>
    <meta:editing-cycles>223</meta:editing-cycles>
    <meta:generator>LibreOffice/7.3.4.2$Linux_X86_64 LibreOffice_project/728fec16bd5f605073805c3c9e7c4212a0120dc5</meta:generator>
    <meta:document-statistic meta:table-count="1" meta:cell-count="1090" meta:object-count="0"/>
  </office:meta>
</office:document-meta>
</file>